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fdc9e" officeooo:paragraph-rsid="000fdc9e"/>
    </style:style>
    <style:style style:name="P2" style:family="paragraph" style:parent-style-name="Standard">
      <style:text-properties officeooo:rsid="000fe809" officeooo:paragraph-rsid="000fe809"/>
    </style:style>
    <style:style style:name="P3" style:family="paragraph" style:parent-style-name="Standard">
      <style:text-properties officeooo:rsid="000fe809" officeooo:paragraph-rsid="001127ed"/>
    </style:style>
    <style:style style:name="P4" style:family="paragraph" style:parent-style-name="Standard">
      <style:text-properties officeooo:paragraph-rsid="000fdc9e"/>
    </style:style>
    <style:style style:name="P5" style:family="paragraph" style:parent-style-name="Standard">
      <style:text-properties officeooo:rsid="00138444" officeooo:paragraph-rsid="00138444"/>
    </style:style>
    <style:style style:name="T1" style:family="text">
      <style:text-properties officeooo:rsid="000fdc9e"/>
    </style:style>
    <style:style style:name="T2" style:family="text">
      <style:text-properties officeooo:rsid="000fed19"/>
    </style:style>
    <style:style style:name="T3" style:family="text">
      <style:text-properties officeooo:rsid="001127ed"/>
    </style:style>
    <style:style style:name="T4" style:family="text">
      <style:text-properties fo:font-weight="bold" officeooo:rsid="000fed19" style:font-weight-asian="bold" style:font-weight-complex="bold"/>
    </style:style>
    <style:style style:name="T5" style:family="text">
      <style:text-properties fo:font-weight="bold" officeooo:rsid="001127e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127ed" style:font-weight-asian="normal" style:font-weight-complex="normal"/>
    </style:style>
    <style:style style:name="T8" style:family="text">
      <style:text-properties fo:font-weight="normal" officeooo:rsid="000fdc9e" style:font-weight-asian="normal" style:font-weight-complex="normal"/>
    </style:style>
    <style:style style:name="T9" style:family="text">
      <style:text-properties officeooo:rsid="00136681"/>
    </style:style>
    <style:style style:name="T10" style:family="text">
      <style:text-properties style:text-position="super 58%"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1. Such a role would interst me. Developing and defending against such things requires a rather in depth understanding of not just programming, but computer systems themselves. It further encourages constant learning and would certainly add excitement and purpose to a career.</text:span></text:p>
      <text:p text:style-name="P1"><text:tab/>I would be most interested in the expectations of myself if I took the job, and the potential consequences of the work. Would I be required to move? Would I have to pay for a move? What is the job pretending to be? What is the potential for advancement? I'm assuming this job can't be put on a resume, so what assurance do I have that I won't be left jobless in the future? What types of exploits are being developed? Who are they being used against? Who are we defending from? I imagine most of these questions can't be answered until you agree to take the job, but I still feel they're very important. </text:p>
      <text:p text:style-name="P1"><text:tab/><text:span text:style-name="T3">PS: You are offered a job defending from and devoloping exploits for the governemnt. It has the potential to upheave your lifestyle. The projects you may work on have the potential to harm others both directly and indirectly. Not defending from foriegn attacks may have the same results on people inthe US. </text:span></text:p>
      <text:p text:style-name="P1"><text:tab/><text:span text:style-name="T9">Alternatives: <text:s/>Take the job – you will likely move to where you are told. Your pay will be better than most with a similar skill set. You would defend people from cyber attacks, adding purpose to your job. You would develop attacks on others that will likely result in hurting people in some way or another. You will likely be left with little to offer employers on paper should you seek another job later.</text:span></text:p>
      <text:p text:style-name="P1"><text:tab/><text:tab/><text:tab/><text:span text:style-name="T9">Don't take the job – you have more freedom in where you go. Your pay will likely be less than the alternative. People may be left vulnerable to cyber attacks. You will have to find personal purpose in whatever else work you end up doing. Your work will likey have much less potential for harming others. </text:span></text:p>
      <text:p text:style-name="P1"><text:tab/><text:span text:style-name="T9">Choose: I feel that there is quite a bit of information missing that should be put into this decision, but I'm leaning towards accepting the job.</text:span></text:p>
      <text:p text:style-name="P1"><text:tab/><text:span text:style-name="T9">Implement: Accept the job and all of the responsibilites that come with it. You would have to do and develop as instructed. Your own ethics may be expected to take the backburner often.</text:span></text:p>
      <text:p text:style-name="P1"><text:tab/><text:span text:style-name="T9">Evaluate: If the overall efforts you've done are by your own eyes ethical, I would consider it a success. If th eoverall efforts are not ethical in your eyes, than it is a failure. You have to be able to live with whatever you do, and I imagine this job would ask quite a bit of you in that reguard. The results would also involve the future, your life(style), and how it all affects your career. If you believe it was worth it, I would call it a success.</text:span></text:p>
      <text:p text:style-name="P1"/>
      <text:p text:style-name="P1"/>
      <text:p text:style-name="P2">8. I would definitley bring it to the attention of the manager and strongly urge for its imeddiate fix. Patients shouldn't left at risk, even if the chances are small. The risk is simply too great. I would try to put it in the perspective of the business too. If the flaw got out, the firm would be done for. And this appealing to the needs of customers could easily spin this problem into something that would assist in obtaining the sought loan.</text:p>
      <text:p text:style-name="P2"><text:tab/><text:span text:style-name="T4">PS</text:span><text:span text:style-name="T2">: There is a flaw in code that leaves the private data, both medical and financial, of patients open to malicious use. The flaw is unlikely to be found, but if found could result in hundreds or thousands of people either hurt, left untreated, and or in financial distress.</text:span></text:p>
      <text:p text:style-name="P3"><text:tab/><text:span text:style-name="T5">Alternatives + Evaluate</text:span><text:span text:style-name="T3">: <text:tab/>Report the problem to your manager – <text:s/>it may be fixed, protecting patients, which would delay further development and cost the firm great amounts of money. It may also result in the loss of a needed loan to keep the firm going.</text:span></text:p>
      <text:p text:style-name="P3"><text:tab/><text:tab/><text:tab/><text:span text:style-name="T3">Do not report the problem until after the current update is released – it could be fixed in the next three months, but would leave patients vulnerable in the meantime. It also leaves the firm itself vulnerable for the backlash of such an event would likely destroy a small firm like this.</text:span></text:p>
      <text:p text:style-name="P3"><text:tab/><text:span text:style-name="T5">Choose</text:span><text:span text:style-name="T7">: As I said before, I would choose to report it. This decision most immediatley falls under virtue ethics. </text:span></text:p>
      <text:p text:style-name="P3"><text:span text:style-name="T7"><text:tab/></text:span><text:span text:style-name="T5">Implement</text:span><text:span text:style-name="T7">: Report the problem with both urgency and appeals to the business perspective of </text:span><text:soft-page-break/><text:span text:style-name="T7">the issue, so as to further insure that the problem will be fixed, and not delayed.</text:span></text:p>
      <text:p text:style-name="P3"><text:span text:style-name="T7"><text:tab/></text:span><text:span text:style-name="T5">Evaluate</text:span><text:span text:style-name="T7">: If the problem is fixed and the company survives the burden of it, I would call it a success. If the problem is delayed but the flaw is not discovered before being fixed, I would still call it a success, if an unethical one. If the problem is delayed and then discovered, it would certainly be a failure.</text:span></text:p>
      <text:p text:style-name="P3"><text:span text:style-name="T7"/></text:p>
      <text:p text:style-name="P5"><text:span text:style-name="T7">L</text:span><text:span text:style-name="T6">etter:</text:span></text:p>
      <text:p text:style-name="P5"><text:span text:style-name="T6"/></text:p>
      <text:p text:style-name="P5"><text:span text:style-name="T6">February 8</text:span><text:span text:style-name="T10">th</text:span><text:span text:style-name="T6">, 2021</text:span></text:p>
      <text:p text:style-name="P5"><text:span text:style-name="T6"/></text:p>
      <text:p text:style-name="P5"><text:span text:style-name="T6">FIA,</text:span></text:p>
      <text:p text:style-name="P5"><text:span text:style-name="T6"/></text:p>
      <text:p text:style-name="P5"><text:span text:style-name="T6">I am writing in regards to the job offer made to me on February 1st. This position does interest me greatly but there is much information I am left wanting. The consequences of such a job are no doubt immense and I'd like to properly understand those consequences before I accept. I understand that some of the questions I'm about to ask may not be answered, but I must ask them anyway. Would I recieve a stipend for any required move?</text:span><text:span text:style-name="T8"> </text:span><text:span text:style-name="T6">Under what guise will this job be(what would I tell my friends and family)</text:span><text:span text:style-name="T8">? What is the potential for advancement </text:span><text:span text:style-name="T6">within this job</text:span><text:span text:style-name="T8">? I'm assuming this job can't be put on a resume, so what assurance do I have that I won't be left jobless in the future? </text:span><text:span text:style-name="T6">What are the potential results of the projects I may be working on? Will any of these projects be used negatives toward US citizens in any way?</text:span></text:p>
      <text:p text:style-name="P5"><text:span text:style-name="T6"/></text:p>
      <text:p text:style-name="P5"><text:span text:style-name="T6">Any more information you are willing to share would assist greatly in this decision making process. I will give you an answer within one week of recieving your response. Thank you for your time.</text:span></text:p>
      <text:p text:style-name="P5"><text:span text:style-name="T6"/></text:p>
      <text:p text:style-name="P5"><text:span text:style-name="T6">Adam Stammer</text:span></text:p>
      <text:p text:style-name="P5"><text:span text:style-name="T6">666-666-6666</text:span></text:p>
      <text:p text:style-name="P5"><text:span text:style-name="T6">302 S Smith L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37S</meta:editing-duration>
    <meta:editing-cycles>4</meta:editing-cycles>
    <meta:generator>LibreOffice/5.4.3.2$Windows_X86_64 LibreOffice_project/92a7159f7e4af62137622921e809f8546db437e5</meta:generator>
    <dc:date>2018-02-08T13:04:55.027000000</dc:date>
    <meta:document-statistic meta:table-count="0" meta:image-count="0" meta:object-count="0" meta:page-count="2" meta:paragraph-count="23" meta:word-count="1022" meta:character-count="5653" meta:non-whitespace-character-count="4626"/>
    <meta:user-defined meta:name="Info 1"/>
    <meta:user-defined meta:name="Info 2"/>
    <meta:user-defined meta:name="Info 3"/>
    <meta:user-defined meta:name="Info 4"/>
  </office:meta>
</office:document-meta>
</file>